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set.setRows( int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fr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amese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.frameset( String rows , String cols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.setRows( String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frameset( String rows , String cols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ramese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frameset( String rows ,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setCols( int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framese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framese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ameset.setCols( String 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mese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